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f977e"/>
    </style:style>
    <style:style style:name="P2" style:family="paragraph" style:parent-style-name="Standard">
      <style:paragraph-properties fo:text-align="end" style:justify-single-word="false"/>
      <style:text-properties officeooo:paragraph-rsid="0012dbc8"/>
    </style:style>
    <style:style style:name="P3" style:family="paragraph" style:parent-style-name="Standard">
      <style:paragraph-properties fo:text-align="start" style:justify-single-word="false"/>
      <style:text-properties fo:language="el" fo:country="GR" style:text-underline-style="solid" style:text-underline-width="auto" style:text-underline-color="font-color" fo:font-weight="bold" officeooo:rsid="0012dbc8" officeooo:paragraph-rsid="0012dbc8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language="el" fo:country="GR" style:text-underline-style="solid" style:text-underline-width="auto" style:text-underline-color="font-color" fo:font-weight="bold" officeooo:rsid="0013ec77" officeooo:paragraph-rsid="0013ec77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language="el" fo:country="GR" style:text-underline-style="solid" style:text-underline-width="auto" style:text-underline-color="font-color" fo:font-weight="bold" officeooo:rsid="0015c80f" officeooo:paragraph-rsid="0015c80f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language="el" fo:country="GR" style:text-underline-style="solid" style:text-underline-width="auto" style:text-underline-color="font-color" fo:font-weight="bold" officeooo:rsid="00171359" officeooo:paragraph-rsid="00171359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language="el" fo:country="GR" style:text-underline-style="solid" style:text-underline-width="auto" style:text-underline-color="font-color" fo:font-weight="bold" officeooo:rsid="00171359" officeooo:paragraph-rsid="0019eefb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language="el" fo:country="GR" style:text-underline-style="none" fo:font-weight="normal" officeooo:rsid="0012dbc8" officeooo:paragraph-rsid="0013ec77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language="el" fo:country="GR" style:text-underline-style="none" fo:font-weight="normal" officeooo:rsid="00145f31" officeooo:paragraph-rsid="00145f31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language="el" fo:country="GR" style:text-underline-style="none" fo:font-weight="normal" officeooo:rsid="0015c80f" officeooo:paragraph-rsid="0015c80f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language="el" fo:country="GR" style:text-underline-style="none" fo:font-weight="normal" officeooo:rsid="00170409" officeooo:paragraph-rsid="00170409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language="el" fo:country="GR" style:text-underline-style="none" fo:font-weight="normal" officeooo:rsid="00170409" officeooo:paragraph-rsid="00171359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language="el" fo:country="GR" style:text-underline-style="none" fo:font-weight="normal" officeooo:rsid="00171359" officeooo:paragraph-rsid="00171359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language="el" fo:country="GR" style:text-underline-style="none" fo:font-weight="normal" officeooo:rsid="00171359" officeooo:paragraph-rsid="0019eefb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language="el" fo:country="GR" style:text-underline-style="none" fo:font-weight="normal" officeooo:rsid="00171359" officeooo:paragraph-rsid="001bd2ca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language="el" fo:country="GR" style:text-underline-style="none" fo:font-weight="normal" officeooo:rsid="00171359" officeooo:paragraph-rsid="001d4b45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language="el" fo:country="GR" style:text-underline-style="none" fo:font-weight="normal" officeooo:rsid="00171359" officeooo:paragraph-rsid="0021234c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language="el" fo:country="GR" style:text-underline-style="none" fo:font-weight="normal" officeooo:rsid="001df525" officeooo:paragraph-rsid="001df525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language="el" fo:country="GR" style:text-underline-style="none" fo:font-weight="normal" officeooo:rsid="001df525" officeooo:paragraph-rsid="0021234c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language="el" fo:country="GR" style:text-underline-style="none" fo:font-weight="normal" officeooo:rsid="0021234c" officeooo:paragraph-rsid="0021234c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language="el" fo:country="GR" style:text-underline-style="none" fo:font-weight="normal" officeooo:rsid="0022f092" officeooo:paragraph-rsid="0022f092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language="el" fo:country="GR" style:text-underline-style="none" fo:font-weight="normal" officeooo:rsid="0024a576" officeooo:paragraph-rsid="0024a576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language="el" fo:country="GR" style:text-underline-style="none" fo:font-weight="bold" officeooo:rsid="00171359" officeooo:paragraph-rsid="0019eefb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language="el" fo:country="GR" style:text-underline-style="none" fo:font-weight="bold" officeooo:rsid="00171359" officeooo:paragraph-rsid="0021234c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language="en" fo:country="US" style:text-underline-style="none" fo:font-weight="normal" officeooo:rsid="0019eefb" officeooo:paragraph-rsid="0019eefb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language="en" fo:country="US" style:text-underline-style="none" fo:font-weight="normal" officeooo:rsid="0019eefb" officeooo:paragraph-rsid="001bd2ca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language="en" fo:country="US" style:text-underline-style="none" fo:font-weight="normal" officeooo:rsid="0019eefb" officeooo:paragraph-rsid="001d4b45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language="en" fo:country="US" style:text-underline-style="none" fo:font-weight="normal" officeooo:rsid="0019eefb" officeooo:paragraph-rsid="0021234c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language="en" fo:country="US" style:text-underline-style="none" fo:font-weight="normal" officeooo:rsid="001d4b45" officeooo:paragraph-rsid="001d4b45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language="en" fo:country="US" style:text-underline-style="none" fo:font-weight="normal" officeooo:rsid="001d4b45" officeooo:paragraph-rsid="0021234c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language="en" fo:country="US" style:text-underline-style="none" fo:font-weight="normal" officeooo:rsid="001df525" officeooo:paragraph-rsid="001df525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language="en" fo:country="US" style:text-underline-style="none" fo:font-weight="normal" officeooo:rsid="001df525" officeooo:paragraph-rsid="0021234c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language="en" fo:country="US" style:text-underline-style="none" fo:font-weight="normal" officeooo:rsid="0021234c" officeooo:paragraph-rsid="0021234c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language="en" fo:country="US" style:text-underline-style="none" fo:font-weight="normal" officeooo:rsid="0022f092" officeooo:paragraph-rsid="0022f092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language="en" fo:country="US" style:text-underline-style="none" fo:font-weight="normal" officeooo:rsid="0024a576" officeooo:paragraph-rsid="0015c80f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language="en" fo:country="US" style:text-underline-style="none" fo:font-weight="normal" officeooo:rsid="0024a576" officeooo:paragraph-rsid="0024a576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officeooo:rsid="0022f092" officeooo:paragraph-rsid="0022f092"/>
    </style:style>
    <style:style style:name="P38" style:family="paragraph" style:parent-style-name="Standard">
      <style:paragraph-properties fo:text-align="start" style:justify-single-word="false"/>
      <style:text-properties fo:color="#000000" fo:language="el" fo:country="GR" officeooo:rsid="0021234c" officeooo:paragraph-rsid="001f977e"/>
    </style:style>
    <style:style style:name="P39" style:family="paragraph" style:parent-style-name="Standard">
      <style:paragraph-properties fo:text-align="start" style:justify-single-word="false"/>
      <style:text-properties fo:color="#000000" fo:language="el" fo:country="GR" officeooo:rsid="0021234c" officeooo:paragraph-rsid="0021234c"/>
    </style:style>
    <style:style style:name="P40" style:family="paragraph" style:parent-style-name="Standard" style:list-style-name="L1">
      <style:paragraph-properties fo:text-align="start" style:justify-single-word="false"/>
      <style:text-properties fo:language="el" fo:country="GR" style:text-underline-style="none" fo:font-weight="normal" officeooo:rsid="00171359" officeooo:paragraph-rsid="00171359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language="el" fo:country="GR" style:text-underline-style="none" fo:font-weight="normal" officeooo:rsid="00171359" officeooo:paragraph-rsid="00170409" style:font-weight-asian="normal" style:font-weight-complex="normal"/>
    </style:style>
    <style:style style:name="P42" style:family="paragraph" style:parent-style-name="Standard" style:list-style-name="L1">
      <style:paragraph-properties fo:text-align="start" style:justify-single-word="false"/>
      <style:text-properties fo:language="el" fo:country="GR" style:text-underline-style="none" fo:font-weight="normal" officeooo:rsid="0019c57e" officeooo:paragraph-rsid="0019c57e" style:font-weight-asian="normal" style:font-weight-complex="normal"/>
    </style:style>
    <style:style style:name="P43" style:family="paragraph" style:parent-style-name="Standard" style:list-style-name="L1">
      <style:paragraph-properties fo:text-align="start" style:justify-single-word="false"/>
      <style:text-properties fo:language="el" fo:country="GR" style:text-underline-style="none" fo:font-weight="normal" officeooo:rsid="0019eefb" officeooo:paragraph-rsid="0019eefb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language="el" fo:country="GR" style:text-underline-style="none" fo:font-weight="normal" officeooo:rsid="0019eefb" officeooo:paragraph-rsid="00171359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language="el" fo:country="GR" style:text-underline-style="none" fo:font-weight="normal" officeooo:rsid="0012dbc8" officeooo:paragraph-rsid="0012dbc8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language="el" fo:country="GR" style:text-underline-style="none" fo:font-weight="normal" officeooo:rsid="0012dbc8" officeooo:paragraph-rsid="0013ec77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language="el" fo:country="GR" style:text-underline-style="none" fo:font-weight="normal" officeooo:rsid="0013ec77" officeooo:paragraph-rsid="0013ec77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language="el" fo:country="GR" style:text-underline-style="none" fo:font-weight="normal" officeooo:rsid="0015c80f" officeooo:paragraph-rsid="00145f31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language="el" fo:country="GR" style:text-underline-style="none" fo:font-weight="normal" officeooo:rsid="0015c80f" officeooo:paragraph-rsid="0015c80f" style:font-weight-asian="normal" style:font-weight-complex="normal"/>
    </style:style>
    <style:style style:name="P50" style:family="paragraph" style:parent-style-name="Standard">
      <style:paragraph-properties fo:text-align="center" style:justify-single-word="false"/>
      <style:text-properties fo:language="el" fo:country="GR" fo:font-weight="bold" officeooo:paragraph-rsid="0012dbc8" style:font-weight-asian="bold" style:font-weight-complex="bold"/>
    </style:style>
    <style:style style:name="P51" style:family="paragraph" style:parent-style-name="Standard">
      <style:text-properties fo:language="el" fo:country="GR" officeooo:paragraph-rsid="0012dbc8"/>
    </style:style>
    <style:style style:name="P52" style:family="paragraph" style:parent-style-name="Standard">
      <style:paragraph-properties fo:text-align="start" style:justify-single-word="false"/>
      <style:text-properties fo:language="el" fo:country="GR" officeooo:paragraph-rsid="0012dbc8"/>
    </style:style>
    <style:style style:name="P53" style:family="paragraph" style:parent-style-name="Standard">
      <style:paragraph-properties fo:text-align="start" style:justify-single-word="false"/>
      <style:text-properties fo:language="el" fo:country="GR" style:text-underline-style="solid" style:text-underline-width="auto" style:text-underline-color="font-color" fo:font-weight="bold" officeooo:rsid="0019eefb" officeooo:paragraph-rsid="0019eefb" style:font-weight-asian="bold" style:font-weight-complex="bold"/>
    </style:style>
    <style:style style:name="P54" style:family="paragraph" style:parent-style-name="Standard">
      <style:paragraph-properties fo:text-align="start" style:justify-single-word="false"/>
      <style:text-properties fo:language="el" fo:country="GR" style:text-underline-style="solid" style:text-underline-width="auto" style:text-underline-color="font-color" fo:font-weight="bold" officeooo:rsid="00171359" officeooo:paragraph-rsid="00171359" style:font-weight-asian="bold" style:font-weight-complex="bold"/>
    </style:style>
    <style:style style:name="P55" style:family="paragraph" style:parent-style-name="Standard">
      <style:paragraph-properties fo:text-align="start" style:justify-single-word="false"/>
      <style:text-properties fo:language="el" fo:country="GR" style:text-underline-style="solid" style:text-underline-width="auto" style:text-underline-color="font-color" fo:font-weight="bold" officeooo:rsid="00171359" officeooo:paragraph-rsid="0019eefb" style:font-weight-asian="bold" style:font-weight-complex="bold"/>
    </style:style>
    <style:style style:name="P56" style:family="paragraph" style:parent-style-name="Standard">
      <style:paragraph-properties fo:text-align="start" style:justify-single-word="false"/>
      <style:text-properties fo:color="#000000" fo:language="el" fo:country="GR" style:text-underline-style="none" fo:font-weight="normal" officeooo:rsid="0019eefb" officeooo:paragraph-rsid="0019eefb" style:font-weight-asian="normal" style:font-weight-complex="normal"/>
    </style:style>
    <style:style style:name="P57" style:family="paragraph" style:parent-style-name="Standard">
      <style:paragraph-properties fo:text-align="center" style:justify-single-word="false"/>
      <style:text-properties fo:font-size="14pt" fo:language="el" fo:country="GR" fo:font-weight="bold" officeooo:paragraph-rsid="0012dbc8" style:font-size-asian="14pt" style:font-weight-asian="bold" style:font-size-complex="14pt" style:font-weight-complex="bold"/>
    </style:style>
    <style:style style:name="T1" style:family="text">
      <style:text-properties fo:language="el" fo:country="GR"/>
    </style:style>
    <style:style style:name="T2" style:family="text">
      <style:text-properties fo:language="el" fo:country="GR" officeooo:rsid="0012dbc8"/>
    </style:style>
    <style:style style:name="T3" style:family="text">
      <style:text-properties fo:language="el" fo:country="GR" style:text-underline-style="none" fo:font-weight="normal" officeooo:rsid="001f977e" style:font-weight-asian="normal" style:font-weight-complex="normal"/>
    </style:style>
    <style:style style:name="T4" style:family="text">
      <style:text-properties fo:language="el" fo:country="GR" officeooo:rsid="0026880e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13ec77"/>
    </style:style>
    <style:style style:name="T7" style:family="text">
      <style:text-properties fo:language="en" fo:country="US" officeooo:rsid="0015c80f"/>
    </style:style>
    <style:style style:name="T8" style:family="text">
      <style:text-properties fo:language="en" fo:country="US" officeooo:rsid="00170409"/>
    </style:style>
    <style:style style:name="T9" style:family="text">
      <style:text-properties fo:language="en" fo:country="US" officeooo:rsid="00171359"/>
    </style:style>
    <style:style style:name="T10" style:family="text">
      <style:text-properties fo:language="en" fo:country="US" officeooo:rsid="0018138f"/>
    </style:style>
    <style:style style:name="T11" style:family="text">
      <style:text-properties fo:language="en" fo:country="US" officeooo:rsid="0019c57e"/>
    </style:style>
    <style:style style:name="T12" style:family="text">
      <style:text-properties fo:language="en" fo:country="US" officeooo:rsid="0019eefb"/>
    </style:style>
    <style:style style:name="T13" style:family="text">
      <style:text-properties fo:language="en" fo:country="US" officeooo:rsid="001bd2ca"/>
    </style:style>
    <style:style style:name="T14" style:family="text">
      <style:text-properties fo:language="en" fo:country="US" officeooo:rsid="001d4b45"/>
    </style:style>
    <style:style style:name="T15" style:family="text">
      <style:text-properties fo:language="en" fo:country="US" officeooo:rsid="001df525"/>
    </style:style>
    <style:style style:name="T16" style:family="text">
      <style:text-properties fo:language="en" fo:country="US" officeooo:rsid="001f977e"/>
    </style:style>
    <style:style style:name="T17" style:family="text">
      <style:text-properties fo:language="en" fo:country="US" style:text-underline-style="none" fo:font-weight="normal" officeooo:rsid="001f977e" style:font-weight-asian="normal" style:font-weight-complex="normal"/>
    </style:style>
    <style:style style:name="T18" style:family="text">
      <style:text-properties fo:language="en" fo:country="US" officeooo:rsid="0021234c"/>
    </style:style>
    <style:style style:name="T19" style:family="text">
      <style:text-properties fo:language="en" fo:country="US" officeooo:rsid="0022f092"/>
    </style:style>
    <style:style style:name="T20" style:family="text">
      <style:text-properties fo:language="en" fo:country="US" officeooo:rsid="0024a576"/>
    </style:style>
    <style:style style:name="T21" style:family="text">
      <style:text-properties officeooo:rsid="0013ec77"/>
    </style:style>
    <style:style style:name="T22" style:family="text">
      <style:text-properties officeooo:rsid="0015c80f"/>
    </style:style>
    <style:style style:name="T23" style:family="text">
      <style:text-properties officeooo:rsid="0018138f"/>
    </style:style>
    <style:style style:name="T24" style:family="text">
      <style:text-properties officeooo:rsid="0019c57e"/>
    </style:style>
    <style:style style:name="T25" style:family="text">
      <style:text-properties officeooo:rsid="0019eefb"/>
    </style:style>
    <style:style style:name="T26" style:family="text">
      <style:text-properties officeooo:rsid="001df525"/>
    </style:style>
    <style:style style:name="T27" style:family="text">
      <style:text-properties fo:color="#c9211e"/>
    </style:style>
    <style:style style:name="T28" style:family="text">
      <style:text-properties fo:color="#81d41a"/>
    </style:style>
    <style:style style:name="T29" style:family="text">
      <style:text-properties fo:color="#000000" fo:language="el" fo:country="GR"/>
    </style:style>
    <style:style style:name="T30" style:family="text">
      <style:text-properties fo:color="#000000" fo:language="el" fo:country="GR" officeooo:rsid="0021234c"/>
    </style:style>
    <style:style style:name="T31" style:family="text">
      <style:text-properties fo:color="#000000" fo:language="en" fo:country="US"/>
    </style:style>
    <style:style style:name="T32" style:family="text">
      <style:text-properties fo:color="#000000" fo:language="en" fo:country="US" officeooo:rsid="0021234c"/>
    </style:style>
    <style:style style:name="T33" style:family="text">
      <style:text-properties officeooo:rsid="0026880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>Μικροϋπολογιστές <text:line-break/></text:p>
      <text:p text:style-name="P50"><text:span text:style-name="T33">5</text:span>η Ομάδα Ασκήσεων</text:p>
      <text:p text:style-name="P51"/>
      <text:p text:style-name="P2"><text:span text:style-name="T1">Παπαρρηγόπουλος Θοδωρής el18040 </text:span><text:a xlink:type="simple" xlink:href="mailto:paparrigopoulosthodoris@gmail.com" text:style-name="Internet_20_link" text:visited-style-name="Visited_20_Internet_20_Link">paparrigopoulosthodoris@gmail.com</text:a></text:p>
      <text:p text:style-name="P2"><text:span text:style-name="T1">Φιλιππόπουλος Ορφέας el18082 </text:span><text:a xlink:type="simple" xlink:href="mailto:orfeasfil@gmail.com" text:style-name="Internet_20_link" text:visited-style-name="Visited_20_Internet_20_Link">orfeasfil2000@gmail.com</text:a></text:p>
      <text:p text:style-name="P52"/>
      <text:p text:style-name="P52"/>
      <text:p text:style-name="P52">Εκτός από τα αρχεία των ασκήσεων επισυνάπτεται και ένα αρχείο MACROS.asm το οποίο περιέχει</text:p>
      <text:p text:style-name="P52">κάποιες χρήσιμες μακροεντολές που χρησιμοποιούνται στα περισσότερα προγράμματα.</text:p>
      <text:p text:style-name="P52"/>
      <text:p text:style-name="P3">Άσκηση 1η</text:p>
      <text:p text:style-name="P3"/>
      <text:p text:style-name="P3"/>
      <text:p text:style-name="P45">Αφού αρχικά αποθηκεύσαμε τους αριθμούς 128-1 με μια απλή λούπα σε έναν πίνακα, προσθέσαμε</text:p>
      <text:p text:style-name="P45">τους περιττούς ξεκινώντας από το 127 με βήμα 2 αποθηκεύοντας το αποτέλεσμα στον DX και στη</text:p>
      <text:p text:style-name="P45">συνέχεια το διαιρέσαμε με το 64 για να βρούμε τον μέσο όρο. Για το μέγιστο – ελάχιστο</text:p>
      <text:p text:style-name="P45">χρησιμοποιήσαμε έναν γνωστό αλγόριθμο όπου το ΜΙΝ στην αρχή το κάνουμε 128 και το MAX 0, και</text:p>
      <text:p text:style-name="P45">κάθε φορά που βρίσκουμε μεγαλύτερο του ΜΑΧ ή μικρότερο του ΜΙΝ τα ενημερώνουμε. Στη συνέχεια</text:p>
      <text:p text:style-name="P45">φέρνουμε το avg σε BCD μορφή με τον αλγόριθμο των διαφανειών χρησιμοποιώντας διαιρέσεις με το</text:p>
      <text:p text:style-name="P45">10 και Push-Pop στην στοίβα.</text:p>
      <text:p text:style-name="P8"><text:s text:c="2"/></text:p>
      <text:p text:style-name="P8"/>
      <text:p text:style-name="P4">Άσκηση 2</text:p>
      <text:p text:style-name="P4"/>
      <text:p text:style-name="P48">Το πρόγραμμα ζητάει απ’ το χρήστη να διαβάσει 2 διψήφιους δεκαδικούς αριθμούς και γι’</text:p>
      <text:p text:style-name="P48">αυτό το λόγο χρησιμοποιούμε τη ρουτίνα DEC_KEYB όπου αγνοεί όλους τους χαρακτήρες πέρα</text:p>
      <text:p text:style-name="P48">από τους 0-9. Όταν το πρόγραμμα διαβάζει το ψηφίο υψηλότερης αξίας το πολλαπλασιάζει με</text:p>
      <text:p text:style-name="P48">10 και μετά προσθέτει το 2 ο ψηφίο. Έτσι αποθηκεύονται και τυπώνονται οι αριθμοί Z και W.</text:p>
      <text:p text:style-name="P10"/>
      <text:p text:style-name="P10">Στη συνέχεια γίνονται οι πράξεις και τυπώνονται σε δεκαξεαδική μορφή τα αποτελέσματα με</text:p>
      <text:p text:style-name="P10">τη χρήση της ρουτίνας PRINT_HEX όπου ανάλογα με το αν ο αριθμός είναι μεγαλύτερος ή όχι</text:p>
      <text:p text:style-name="P10">του 9 προσθέτει το 37H ή το 30Η αντίστοιχα απομονώνοντας πρώτα τα 4 MSBs και μετά τα 4</text:p>
      <text:p text:style-name="P10">LSBs. Για την αφαίρεση ελέγχουμε για αρχή αν ο W είναι μεγαλύτερος του Ζ, καθώς αν αυτό</text:p>
      <text:p text:style-name="P10">ισχύει πρέπει να τυπώσουμε – και μετά να αφαιρέσουμε τον Ζ από τον W.</text:p>
      <text:p text:style-name="P10"><text:s/></text:p>
      <text:p text:style-name="P10"/>
      <text:p text:style-name="P5">Άσκηση 3</text:p>
      <text:p text:style-name="P5"/>
      <text:p text:style-name="P41">Οι ρουτίνες PRINT_DEC, PRINT_OCT, PRINT_BIN χρησιμοποιούν την ίδια λογική, δηλαδή συνεχόμενες</text:p>
      <text:p text:style-name="P41">διαιρέσεις με 10,8,2 αντίστοιχα αποθηκεύοντας το υπόλοιπο κάθε φορά στη στοίβα ώστε να</text:p>
      <text:p text:style-name="P41">απομονώνουμε τα ψηφία και στη συνέχεια τα κάνουμε POP από τη στοίβα (από το μεγαλύτερο στο</text:p>
      <text:p text:style-name="P41">μικρότερο) και τα τυπώνουμε.</text:p>
      <text:p text:style-name="P41">Για κυρίως πρόγραμμα: Διαβάζουμε 3 HEX ψηφία με τη χρήση της ρουτίνας HEX_KEYB κρατώντας το 1 ο</text:p>
      <text:p text:style-name="P41">ψηφίο στον BH, ενώ το 2 ο το κάνουμε SAL 4 φορές στον BL και μετά προσθέτουμε στον BL και το <text:soft-page-break/>3ο .</text:p>
      <text:p text:style-name="P41">Παράλληλα κοιτάμε συνέχεια αν διαβάσουμε T ώστε να διακόψουμε τη λειτουργία. Στη συνέχεια</text:p>
      <text:p text:style-name="P41">τυπώνουμε τα ψηφία σε δεκαεξαδική μορφή με τη γνωστή διαδικασία (έλεγχος &gt;9 κλπ) και στη</text:p>
      <text:p text:style-name="P41">συνέχεια καλούμε και τις ρουτίνες που φτιάξαμε για να τυπώσουμε και στις άλλες μορφές.</text:p>
      <text:p text:style-name="P12"/>
      <text:p text:style-name="P6"/>
      <text:p text:style-name="P6">Άσκηση 4</text:p>
      <text:p text:style-name="P13"/>
      <text:p text:style-name="P44">Το πρόγραμμα αναμένει το διάβασμα 20 χαρακτήρων (αριθμών ή μικρών γραμμάτων) ή το πάτημα το</text:p>
      <text:p text:style-name="P44">ENTER. Αυτό υλοποιείται με μια λούπα που τρέχει για 20 επαναλήψεις, αλλά σταματάει ενδιάμεσα αν</text:p>
      <text:p text:style-name="P44">πατηθεί το ENTER. Παράλληλα αν διαβάσει τον χαρακτήρα ‘=’ τότε τερματίζει. Στη συνέχεια ελέγχει</text:p>
      <text:p text:style-name="P44">πρώτα για γράμματα. Αν βρει γράμμα το τυπώνει αφού πρώτα αφαιρέσει το 20Η ώστε να το κάνει</text:p>
      <text:p text:style-name="P44">κεφαλαίο. Μετά τυπώνει μια παύλα και στη συνέχεια ψάχνει για αριθμούς. Αν βρει αριθμό τότε τον</text:p>
      <text:p text:style-name="P44">τυπώνει. Ο έλεγχος γίνεται με τη σειρά που διαβάστηκαν η χαρακτήρες επομένως τυπώνονται με τη</text:p>
      <text:p text:style-name="P44">σωστή σειρά. Παράδειγμα:</text:p>
      <text:p text:style-name="P44"/>
      <text:p text:style-name="P7"/>
      <text:p text:style-name="P7">Άσκηση <text:span text:style-name="T25">5</text:span></text:p>
      <text:p text:style-name="P53"/>
      <text:p text:style-name="P56">Βλέπουμε το δεξί διάγραμμα bits – volts και βγάζουμε τη χαρακτηριστική εξίσωση του, αφού είναι</text:p>
      <text:p text:style-name="P56">τύπου y = ax. Για y = 4095 και x = 4 προκύπτει ότι volts = 4/4095 * bits. Ενώ από το 1 ο διάγραμμα: Στην</text:p>
      <text:p text:style-name="P56">1 η περιοχή έχουμε πάλι y = ax με y = 2 και Τ = 400 → Τ = 200*Volts = 800/4095 * bits = 100*bits/511</text:p>
      <text:p text:style-name="P56">Για τη 2 η περιοχή ισχύει y = ax + b με y = 2 και x = 400 και επίσης y = 3 και x = 1200 → T = 800*volts –</text:p>
      <text:p text:style-name="P56">1200 → T = 800*bits/1024 – 1200</text:p>
      <text:p text:style-name="P56">Για να ξέρουμε σε πια περιοχή βρισκόμαστε:</text:p>
      <text:p text:style-name="P56">1 η περιοχή: volts &lt;= 2 → bits &lt;= 2048.</text:p>
      <text:p text:style-name="P56">2 η περιοχή: 2 &lt; volts &lt;= 3 → 2048 &lt; bits &lt;= 3071</text:p>
      <text:p text:style-name="P56">ERROR: bits &gt; 3071.Επομένως, το πρόγραμμα ξεκινάει τυπώνει το αρχικό μήνυμα START και περιμένει να διαβάσει το ‘Υ’</text:p>
      <text:p text:style-name="P56">ώστε να ξεκινήσει. Στη συνέχεια διαβάζει τον τριψήφιο από το πληκτρολόγιο ελέγχοντας παράλληλα αν</text:p>
      <text:p text:style-name="P56">διάβασε ‘Ν’ ώστε να τερματίσει. Στη συνέχεια, με τις σχέσεις που έχουμε βγάλει παραπάνω ελέγχει</text:p>
      <text:p text:style-name="P56">αρχικά σε ποια περιοχή βρίσκεται το input ή αν είναι μεγαλύτερο του 3071 ώστε να τυπώσει ERROR.</text:p>
      <text:p text:style-name="P56">Αφού βρει σε ποια περιοχή ανήκει το input, πάει και υπολογίζει το αποτέλεσμα με τις σχέσεις Τ – bits.</text:p>
      <text:p text:style-name="P56">Ωστόσο, για να έχουμε ακρίβεια ενός δεκαδικού ψηφίου πολλαπλασιάζουμε στην ουσία τον αριθμό</text:p>
      <text:p text:style-name="P56">των bits * 10 (το ίδιο και το 1200 στην εξίσωση της 2 ης περιοχής) και ξέρουμε ότι το τελευταίο ψηφίο</text:p>
      <text:p text:style-name="P56">που θα τυπώσουμε θα είναι μετά από το κόμμα. Παράδειγμα:</text:p>
      <text:p text:style-name="P56">Για εισόδους: 4095 – 3000 – 2048 – 2053 – 512 με αυτή τη σειρά.</text:p>
      <text:p text:style-name="P56">Παρατηρούμε πως ακριβώς στο threshold των 2048 bits δεν έχουμε ακριβώς 400 C. Αυτό συμβαίνει</text:p>
      <text:p text:style-name="P56">λόγω κάποιων προσεγγίσεων σε δεκαδικά που κάναμε στις εξισώσεις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6-30T23:02:51.636367591</dc:date>
    <meta:editing-duration>PT29M25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2" meta:paragraph-count="64" meta:word-count="794" meta:character-count="4564" meta:non-whitespace-character-count="3817"/>
  </office:meta>
</office:document-meta>
</file>